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bdd7" officeooo:paragraph-rsid="0006bdd7"/>
    </style:style>
    <style:style style:name="P2" style:family="paragraph" style:parent-style-name="Standard">
      <style:text-properties officeooo:rsid="0006bdd7" officeooo:paragraph-rsid="000c3496"/>
    </style:style>
    <style:style style:name="P3" style:family="paragraph" style:parent-style-name="Standard">
      <style:text-properties officeooo:rsid="00084b9c" officeooo:paragraph-rsid="00084b9c"/>
    </style:style>
    <style:style style:name="P4" style:family="paragraph" style:parent-style-name="Standard">
      <style:text-properties officeooo:paragraph-rsid="00095e51"/>
    </style:style>
    <style:style style:name="P5" style:family="paragraph" style:parent-style-name="Standard">
      <style:text-properties officeooo:rsid="000c4df9" officeooo:paragraph-rsid="000c4df9"/>
    </style:style>
    <style:style style:name="P6" style:family="paragraph" style:parent-style-name="Text_20_body">
      <style:text-properties officeooo:rsid="000a9298" officeooo:paragraph-rsid="000a9298"/>
    </style:style>
    <style:style style:name="P7" style:family="paragraph" style:parent-style-name="Heading_20_3">
      <style:text-properties officeooo:rsid="00053c1e" officeooo:paragraph-rsid="00053c1e"/>
    </style:style>
    <style:style style:name="P8" style:family="paragraph" style:parent-style-name="Standard">
      <style:text-properties officeooo:rsid="00056b02" officeooo:paragraph-rsid="00095e51"/>
    </style:style>
    <style:style style:name="P9" style:family="paragraph" style:parent-style-name="Standard">
      <style:text-properties officeooo:paragraph-rsid="0011b718"/>
    </style:style>
    <style:style style:name="P10" style:family="paragraph" style:parent-style-name="Text_20_body">
      <style:text-properties officeooo:paragraph-rsid="0010bede"/>
    </style:style>
    <style:style style:name="T1" style:family="text">
      <style:text-properties officeooo:rsid="00084b9c"/>
    </style:style>
    <style:style style:name="T2" style:family="text">
      <style:text-properties style:text-position="super 58%" officeooo:rsid="00084b9c"/>
    </style:style>
    <style:style style:name="T3" style:family="text">
      <style:text-properties officeooo:rsid="00095e51"/>
    </style:style>
    <style:style style:name="T4" style:family="text">
      <style:text-properties officeooo:rsid="000981e9"/>
    </style:style>
    <style:style style:name="T5" style:family="text">
      <style:text-properties officeooo:rsid="000b59a3"/>
    </style:style>
    <style:style style:name="T6" style:family="text">
      <style:text-properties officeooo:rsid="000c3496"/>
    </style:style>
    <style:style style:name="T7" style:family="text">
      <style:text-properties officeooo:rsid="000c4df9"/>
    </style:style>
    <style:style style:name="T8" style:family="text">
      <style:text-properties officeooo:rsid="0010bede"/>
    </style:style>
    <style:style style:name="T9" style:family="text">
      <style:text-properties officeooo:rsid="0011b718"/>
    </style:style>
    <style:style style:name="T10"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High level</text:h>
      <text:p text:style-name="P1">In the UK, sailing races are scored with rules set by the Royal Yachting Association <text:span text:style-name="T1">(RYA)</text:span>.</text:p>
      <text:p text:style-name="P3"><text:span text:style-name="T6">This scoring </text:span>method results in many calculations which can be tedious to do by hand. As a result of this, most scoring is done using computer systems [1].</text:p>
      <text:p text:style-name="P3"/>
      <text:p text:style-name="P4"><text:span text:style-name="T3">Castle Semple Sailing Club on </text:span>Lochwinnoch, <text:span text:style-name="T3">Scotland, currently uses a desktop application called </text:span><text:span text:style-name="T4">Sailwave</text:span><text:span text:style-name="T3"> to score their races. This app has many issues, and the club desire</text:span><text:span text:style-name="T4">s</text:span><text:span text:style-name="T3"> a better system. The goal of this project is to </text:span><text:span text:style-name="T6">design and build an improved system, that the sailing club can use to replace their current one.</text:span></text:p>
      <text:p text:style-name="P8"/>
      <text:h text:style-name="Heading_20_2" text:outline-level="2">Client</text:h>
      <text:p text:style-name="P10">The <text:span text:style-name="T8">Client</text:span> for this project is Castle Semple Sailing Club. <text:span text:style-name="T8">L</text:span>ocated on Lochwinnoch near Glasgow, Scotland, It hosts many races and events throughout the year and uses a variety of different classes of dinghy. <text:span text:style-name="T8">T</text:span>he majority of Castle Semple Sailing Club members have limited computer skills. <text:span text:style-name="T8">Which has been taken into account when designing the solution.</text:span></text:p>
      <text:p text:style-name="P10"><text:span text:style-name="T8">The main point of contact with the club is Dr </text:span>Simon <text:span text:style-name="T8">Rogers, a member of the Castle Semple Sailing Club Committee. He was previously a lecturer at the School</text:span> of Computing Science at the University of Glasgow, <text:span text:style-name="T9">and so he has technical knowledge that is relevant to the project. </text:span>However, he is not able to spare the time to be directly involved in the project, so interaction with him is limited.</text:p>
      <text:h text:style-name="P7" text:outline-level="3">The problem</text:h>
      <text:p text:style-name="P9">According to the \citet{RYAscore} website, the scoring rules to be used in sailing races, described in high level terms, consists of the following:<text:line-break/><text:line-break/>A sailor receives points based on their finishing position (1 points for 1st, 2 points for 2nd etc.). The sailor with the lowest number of points as the end of a series (a collection of races) wins that series. Their place in the race is determined by the time they took to completed it, which is corrected by a handicap, so sailors in different boats with different capabilities can race fairly. These handicaps are set by the RYA, and in the case of dingy sailing, are known as the Portsmouth Yardstick Scheme<text:line-break/>\citep{RYApy}<text:line-break/><text:line-break/>Additionally, a sailor can chose to not participate in any number of races in a series, in which case they are awarded a number of points that is greater than those any sailor who did compete received. A sailor can also start, but not finish a race, in which case they are awarded a slightly smaller number of points than not participating. Finally, a sailor can also be involved in running the race, in which case they are given a medium amount of points to reflect their contribution.<text:line-break/><text:line-break/>The current software, Sailwave, that the sailing club uses has a few limitations. Firstly, as it is a desktop program, it is limited to use on a computer that is owned by the club. This computer is old and slow, resulting in poor performance of the program, and cannot be easily replaced.<text:line-break/><text:line-break/>Additionally, the software itself is outdated and clunky, having been originally made in 2001 \citep{sailwave}. This can be seen in figure \ref{fig:Sailwave}, which shows the main screen of the Sailwave program. Notice how it is cluttered and confusing. <text:line-break/><text:line-break/>In order to distribute the results of a race or series to the sailors, the results need to be printed out and manually sent out via another channel, such as email or posting the results on a notice board. <text:soft-page-break/>This is not ideal. Also, the users of the software at Castle Semple Sailing Club have limited computer skills, so updating the program, moving the program to a new pc or selecting a new program to use is difficult.<text:line-break/><text:line-break/>This project sets out to design a new sailing race managing system, that solves the problem of calculating a leader board from data collected from races, using the system specified by the RYA. The system must improve apon Sailwave, and that provides some other features that the Castle Semple Sailing Club desi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8T14:32:28.036000000</dc:date>
    <meta:editing-duration>PT57M20S</meta:editing-duration>
    <meta:editing-cycles>4</meta:editing-cycles>
    <meta:generator>LibreOffice/7.2.4.1$Windows_X86_64 LibreOffice_project/27d75539669ac387bb498e35313b970b7fe9c4f9</meta:generator>
    <meta:document-statistic meta:table-count="0" meta:image-count="0" meta:object-count="0" meta:page-count="2" meta:paragraph-count="9" meta:word-count="654" meta:character-count="3779" meta:non-whitespace-character-count="3127"/>
  </office:meta>
</office:document-meta>
</file>